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646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style:font-size-asian="36pt" style:font-size-complex="36pt"/>
    </style:style>
    <style:style style:name="P5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P6" style:family="paragraph">
      <style:paragraph-properties fo:margin-left="1.27cm" fo:margin-right="0cm" fo:margin-top="0cm" fo:margin-bottom="0cm" fo:text-align="center" fo:text-indent="-1.27cm" style:text-autospace="none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font-name="Segoe UI" fo:font-size="24pt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000000" style:font-name="Segoe UI Semibold" fo:font-size="15pt" style:font-name-asian="Segoe UI1" style:font-size-asian="15pt" style:font-name-complex="Segoe UI1" style:font-size-complex="15pt"/>
    </style:style>
    <style:style style:name="T6" style:family="text">
      <style:text-properties fo:color="#000000" style:font-name="Segoe UI Semibold" fo:font-size="20pt" style:font-name-asian="Segoe UI1" style:font-size-asian="20pt" style:font-name-complex="Segoe UI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13cm" svg:height="3.063cm" svg:x="1.778cm" svg:y="1.016cm">
          <draw:text-box>
            <text:p text:style-name="P1"><text:span text:style-name="T1">Hymn #567</text:span></text:p>
            <text:p text:style-name="P1"><text:span text:style-name="T2">“</text:span><text:span text:style-name="T2">Not What These Hands Have Don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13cm" svg:height="6.991cm" svg:x="1.778cm" svg:y="1.016cm">
          <draw:text-box>
            <text:p text:style-name="P1"><text:span text:style-name="T3">1. </text:span><text:span text:style-name="T4">Not what these hands have done</text:span><text:span text:style-name="T4"><text:line-break/></text:span><text:span text:style-name="T4">Can save this guilty soul;</text:span><text:span text:style-name="T4"><text:line-break/></text:span><text:span text:style-name="T4">Not what this toiling flesh has borne</text:span><text:span text:style-name="T4"><text:line-break/></text:span><text:span text:style-name="T4">Can make my spirit who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13cm" svg:height="6.991cm" svg:x="1.778cm" svg:y="1.016cm">
          <draw:text-box>
            <text:p text:style-name="P1"><text:span text:style-name="T3">2.</text:span><text:span text:style-name="T3"><text:tab/></text:span><text:span text:style-name="T4">Not what I feel or do</text:span><text:span text:style-name="T4"><text:line-break/></text:span><text:span text:style-name="T4">Can give me peace with God;</text:span><text:span text:style-name="T4"><text:line-break/></text:span><text:span text:style-name="T4">Not all my prayers and sighs and tears</text:span><text:span text:style-name="T4"><text:line-break/></text:span><text:span text:style-name="T4">Can bear my awful loa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13cm" svg:height="6.991cm" svg:x="1.778cm" svg:y="0.969cm">
          <draw:text-box>
            <text:p text:style-name="P1"><text:span text:style-name="T3">3. </text:span><text:span text:style-name="T4">Thy work alone, O Christ,</text:span><text:span text:style-name="T4"><text:line-break/></text:span><text:span text:style-name="T4">Can ease this weight of sin;</text:span><text:span text:style-name="T4"><text:line-break/></text:span><text:span text:style-name="T4">Thy blood alone, O Lamb of God,</text:span><text:span text:style-name="T4"><text:line-break/></text:span><text:span text:style-name="T4">Can give me peace with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13cm" svg:height="6.991cm" svg:x="1.778cm" svg:y="1.016cm">
          <draw:text-box>
            <text:p text:style-name="P1"><text:span text:style-name="T3">4. </text:span><text:span text:style-name="T4">Thy love to me, O God,</text:span></text:p>
            <text:p text:style-name="P6"><text:span text:style-name="T4">Not mine, O Lord, to Thee,</text:span></text:p>
            <text:p text:style-name="P6"><text:span text:style-name="T4">Can rid me of this dark unrest</text:span></text:p>
            <text:p text:style-name="P6"><text:span text:style-name="T4">And set my spirit f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13cm" svg:height="6.991cm" svg:x="1.778cm" svg:y="1.016cm">
          <draw:text-box>
            <text:p text:style-name="P1"><text:span text:style-name="T3">5. </text:span><text:span text:style-name="T4">Thy grace alone, O God,</text:span><text:span text:style-name="T4"><text:line-break/></text:span><text:span text:style-name="T4">To me can pardon speak;</text:span><text:span text:style-name="T4"><text:line-break/></text:span><text:span text:style-name="T4">Thy pow’r alone, O Son of God,</text:span><text:span text:style-name="T4"><text:line-break/></text:span><text:span text:style-name="T4">Can this sore bondage break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4" draw:text-style-name="P5" draw:layer="layout" svg:width="24.13cm" svg:height="11.896cm" svg:x="1.778cm" svg:y="0.947cm">
          <draw:text-box>
            <text:p text:style-name="P1"><text:span text:style-name="T3">6.</text:span><text:span text:style-name="T4"> I bless the Christ of God,</text:span><text:span text:style-name="T4"><text:line-break/></text:span><text:span text:style-name="T4">I rest on love divine,</text:span><text:span text:style-name="T4"><text:line-break/></text:span><text:span text:style-name="T4">And with unfalt’ring lip and heart</text:span><text:span text:style-name="T4"><text:line-break/></text:span><text:span text:style-name="T4">I call this Savior mine.</text:span></text:p>
            <text:p text:style-name="P7"><text:span text:style-name="T5"><text:line-break/></text:span><text:span text:style-name="T5"/></text:p>
            <text:p text:style-name="P7"><text:span text:style-name="T6"/></text:p>
            <text:p text:style-name="P7"><text:span text:style-name="T6"/></text:p>
            <text:p text:style-name="P7"><text:span text:style-name="T5"><text:s text:c="15"/></text:span><text:span text:style-name="T6">Public domain</text:span></text:p>
            <text:p text:style-name="P7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0:31:15.133000000</meta:creation-date>
    <dc:title>bluwht blank</dc:title>
    <meta:editing-duration>PT2M37S</meta:editing-duration>
    <meta:editing-cycles>5</meta:editing-cycles>
    <meta:generator>LibreOffice/5.4.1.2$Windows_X86_64 LibreOffice_project/ea7cb86e6eeb2bf3a5af73a8f7777ac570321527</meta:generator>
    <dc:date>2017-09-21T21:03:32.550000000</dc:date>
    <meta:document-statistic meta:object-count="53"/>
  </office:meta>
</office:document-meta>
</file>